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725,329,192,783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649,265,644,24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527,994,741,907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556,508,816,217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805,749,878,439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846,597,421,835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828,366,481,521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793,326,630,174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617,343,367,486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374,625,142,157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552,989,690,721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468,820,407,783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319,264,809,591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173,108,598,778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026,690,238,278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95,540,646,634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60,649,334,098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38,981,792,355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744,773,415,931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78,412,196,271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34,000,000,0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54,986,999,855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28,546,387,97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52:33.627484239</dc:date>
    <meta:editing-duration>PT58M38S</meta:editing-duration>
    <meta:editing-cycles>32</meta:editing-cycles>
    <meta:generator>LibreOffice/7.2.6.2$Linux_X86_64 LibreOffice_project/20$Build-2</meta:generator>
    <meta:document-statistic meta:table-count="1" meta:cell-count="48" meta:object-count="0"/>
  </office:meta>
</office:document-meta>
</file>